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2" office:value-type="string" calcext:value-type="string">
            <text:p>Tarea 1</text:p>
          </table:table-cell>
          <table:table-cell table:style-name="ce2" office:value-type="string" calcext:value-type="string">
            <text:p>Extras</text:p>
          </table:table-cell>
          <table:table-cell table:style-name="ce2" office:value-type="string" calcext:value-type="string">
            <text:p>Tarea 2</text:p>
          </table:table-cell>
          <table:table-cell table:style-name="ce4" office:value-type="string" calcext:value-type="string">
            <text:p>Tarea 3</text:p>
          </table:table-cell>
          <table:table-cell table:style-name="ce4" office:value-type="string" calcext:value-type="string">
            <text:p>Promedio</text:p>
          </table:table-cell>
          <table:table-cell table:style-name="ce5" office:value-type="string" calcext:value-type="string" table:number-columns-spanned="2" table:number-rows-spanned="1">
            <text:p>"=promedio de tarea </text:p>
            <text:p>+ extras/3 </text:p>
            <text:p>+ 5/3"</text:p>
          </table:table-cell>
          <table:covered-table-cell/>
        </table:table-row>
        <table:table-row table:style-name="ro2">
          <table:table-cell office:value-type="string" calcext:value-type="string">
            <text:p>Ayala Martínez Sebast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VERAGE([.B2];[.D2];[.E2])+[.C2]/3+5/3" office:value-type="float" office:value="1.93333333333333" calcext:value-type="float">
            <text:p>1.933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ranco Martínez Adá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yanira Jocelyn Sánchez Cabrera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2.666" calcext:value-type="float">
            <text:p>2.666</text:p>
          </table:table-cell>
          <table:table-cell office:value-type="float" office:value="3.8" calcext:value-type="float">
            <text:p>3.8</text:p>
          </table:table-cell>
          <table:table-cell table:formula="of:=AVERAGE([.B4];[.D4];[.E4])+[.C4]/3+5/3" office:value-type="float" office:value="5.05533333333333" calcext:value-type="float">
            <text:p>5.055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cía Antonio Yeni Monserra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arcía Cruz William Saada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arcía Santiago Dali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arcía Valencia Luis Noé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irón García Elton Mich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table:formula="of:=AVERAGE([.B9];[.D9];[.E9])+[.C9]/3+5/3" office:value-type="float" office:value="3.63666666666667" calcext:value-type="float">
            <text:p>3.6366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nzález Espinoza Eduardo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5.6" calcext:value-type="float">
            <text:p>5.6</text:p>
          </table:table-cell>
          <table:table-cell office:value-type="float" office:value="4.41" calcext:value-type="float">
            <text:p>4.41</text:p>
          </table:table-cell>
          <table:table-cell table:formula="of:=AVERAGE([.B10];[.D10];[.E10])+[.C10]/3+5/3" office:value-type="float" office:value="8.03833333333333" calcext:value-type="float">
            <text:p>8.038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nzález Morales Sara Jhoan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uerra Franklin Uriel Neftali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7.2" calcext:value-type="float">
            <text:p>7.2</text:p>
          </table:table-cell>
          <table:table-cell office:value-type="float" office:value="7.1" calcext:value-type="float">
            <text:p>7.1</text:p>
          </table:table-cell>
          <table:table-cell table:formula="of:=AVERAGE([.B12];[.D12];[.E12])+[.C12]/3+5/3" office:value-type="float" office:value="9.6" calcext:value-type="float">
            <text:p>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nández Vásquez Crisa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6" calcext:value-type="float">
            <text:p>4.166</text:p>
          </table:table-cell>
          <table:table-cell office:value-type="float" office:value="4.333" calcext:value-type="float">
            <text:p>4.333</text:p>
          </table:table-cell>
          <table:table-cell table:formula="of:=AVERAGE([.B13];[.D13];[.E13])+[.C13]/3+5/3" office:value-type="float" office:value="4.49966666666667" calcext:value-type="float">
            <text:p>4.4996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sús Guiddel Pérez Martínez <text:s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uárez Carrasco Alejandro Rafae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ópez Cortés Carlos Francisc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ópez Fienros Carlos Adá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la Sing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tínez Serrano Sergio Nicolá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tínez Vásquez Andr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0];[.D20];[.E20])+[.C20]/3+5/3" office:value-type="float" office:value="1.7" calcext:value-type="float">
            <text:p>1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os Aguilar Juan Emilio</text:p>
          </table:table-cell>
          <table:table-cell office:value-type="float" office:value="5.6" calcext:value-type="float">
            <text:p>5.6</text:p>
          </table:table-cell>
          <table:table-cell office:value-type="float" office:value="2.25" calcext:value-type="float">
            <text:p>2.25</text:p>
          </table:table-cell>
          <table:table-cell office:value-type="float" office:value="6.25" calcext:value-type="float">
            <text:p>6.25</text:p>
          </table:table-cell>
          <table:table-cell office:value-type="float" office:value="6.58" calcext:value-type="float">
            <text:p>6.58</text:p>
          </table:table-cell>
          <table:table-cell table:formula="of:=AVERAGE([.B21];[.D21];[.E21])+[.C21]/3+5/3" office:value-type="float" office:value="8.56" calcext:value-type="float">
            <text:p>8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chor Gallegos Pablo Gregorio</text:p>
          </table:table-cell>
          <table:table-cell office:value-type="float" office:value="7.4" calcext:value-type="float">
            <text:p>7.4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AVERAGE([.B22];[.D22];[.E22])+[.C22]/3+5/3" office:value-type="float" office:value="6.88333333333333" calcext:value-type="float">
            <text:p>6.883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éndez Ruíz María Magdalen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érez Ramírez Laura Guadalupe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formula="of:=AVERAGE([.B24];[.D24];[.E24])+[.C24]/3+5/3" office:value-type="float" office:value="4.46666666666667" calcext:value-type="float">
            <text:p>4.4666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iz Pacheco Mauro Aaró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ánchez Antonio Eduard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ánchez Carmona Karen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6.25" calcext:value-type="float">
            <text:p>6.25</text:p>
          </table:table-cell>
          <table:table-cell office:value-type="float" office:value="4.41" calcext:value-type="float">
            <text:p>4.41</text:p>
          </table:table-cell>
          <table:table-cell table:formula="of:=AVERAGE([.B27];[.D27];[.E27])+[.C27]/3+5/3" office:value-type="float" office:value="6.28666666666667" calcext:value-type="float">
            <text:p>6.2866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iago Martínez José de Jesú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ntiago Moreira Keiso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9];[.D29];[.E29])+[.C29]/3+5/3" office:value-type="float" office:value="2.85" calcext:value-type="float">
            <text:p>2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telo Cid Guadalupe de la Paz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5.499" calcext:value-type="float">
            <text:p>5.499</text:p>
          </table:table-cell>
          <table:table-cell office:value-type="float" office:value="0" calcext:value-type="float">
            <text:p>0</text:p>
          </table:table-cell>
          <table:table-cell table:formula="of:=AVERAGE([.B30];[.D30];[.E30])+[.C30]/3+5/3" office:value-type="float" office:value="4.36633333333333" calcext:value-type="float">
            <text:p>4.366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encia Chavez Daniela Itzbao*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table:formula="of:=AVERAGE([.B31];[.D31];[.E31])+[.C31]/3+5/3" office:value-type="float" office:value="6.16666666666667" calcext:value-type="float">
            <text:p>6.16666666666667</text:p>
          </table:table-cell>
          <table:table-cell table:number-columns-repeated="2"/>
        </table:table-row>
        <table:table-row table:style-name="ro2">
          <table:table-cell/>
          <table:table-cell table:style-name="Default" table:formula="of:=MAX([.B2:.B31])" office:value-type="float" office:value="8" calcext:value-type="float">
            <text:p>8</text:p>
          </table:table-cell>
          <table:table-cell table:style-name="Default"/>
          <table:table-cell table:style-name="Default" table:formula="of:=MAX([.D2:.D31])" office:value-type="float" office:value="7.2" calcext:value-type="float">
            <text:p>7.2</text:p>
          </table:table-cell>
          <table:table-cell table:formula="of:=MAX([.E2:.E31])" office:value-type="float" office:value="7.1" calcext:value-type="float">
            <text:p>7.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Hoja1.A1:Hoja1.A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1:16:50.0854868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8:52:56.305644327</meta:creation-date>
    <dc:date>2019-06-25T12:58:12.434982023</dc:date>
    <meta:editing-duration>PT3H3M49S</meta:editing-duration>
    <meta:editing-cycles>13</meta:editing-cycles>
    <meta:generator>LibreOffice/5.2.7.2$Linux_X86_64 LibreOffice_project/20m0$Build-2</meta:generator>
    <meta:document-statistic meta:table-count="1" meta:cell-count="109" meta:object-count="0"/>
  </office:meta>
</office:document-meta>
</file>